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Tachinidae" table:style-name="ta1">
        <table:table-column table:style-name="co1" table:default-cell-style-name="ce2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Tachinidae</text:p>
          </table:table-cell>
          <table:table-cell table:style-name="ce1" table:number-columns-repeated="3"/>
          <table:table-cell table:style-name="ce3" table:number-columns-repeated="1019"/>
        </table:table-row>
        <table:table-row table:style-name="ro1">
          <table:table-cell table:style-name="ce1" office:value-type="string" calcext:value-type="string">
            <text:p>Box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D'd</text:p>
          </table:table-cell>
          <table:table-cell table:style-name="ce1" office:value-type="string" calcext:value-type="string">
            <text:p>Not ID'd</text:p>
          </table:table-cell>
          <table:table-cell table:style-name="ce3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3]-[.C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4]-[.C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5]-[.C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6]-[.C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7]-[.C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8]-[.C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9]-[.C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10]-[.C1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9" calcext:value-type="float">
            <text:p>9</text:p>
          </table:table-cell>
          <table:table-cell table:formula="of:=[.B11]-[.C1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2]-[.C1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13]-[.C1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4]-[.C1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15]-[.C1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[.B16]-[.C1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17]-[.C1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18]-[.C1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19]-[.C1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[.B20]-[.C2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1]-[.C2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22]-[.C2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B23]-[.C2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24]-[.C2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5]-[.C2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26]-[.C2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7]-[.C2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28]-[.C2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29]-[.C2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30]-[.C3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31]-[.C3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B32]-[.C3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33]-[.C3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4]-[.C3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35]-[.C3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36]-[.C3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7]-[.C3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B38]-[.C3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[.B39]-[.C3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40]-[.C4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41]-[.C4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B42]-[.C4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43]-[.C4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B44]-[.C4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[.B45]-[.C4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[.B46]-[.C4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B47]-[.C4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B48]-[.C4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49]-[.C49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50]-[.C5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51]-[.C5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52]-[.C5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53]-[.C5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[.B54]-[.C5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[.B55]-[.C5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56]-[.C5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57]-[.C5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58]-[.C5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59]-[.C5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0]-[.C6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61]-[.C6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2]-[.C6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3]-[.C6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64]-[.C6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65]-[.C6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66]-[.C6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67]-[.C6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68]-[.C6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69]-[.C6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0]-[.C7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71]-[.C7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72]-[.C7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73]-[.C7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4]-[.C7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[.B75]-[.C7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76]-[.C7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77]-[.C7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78]-[.C7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9]-[.C7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[.B80]-[.C8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81]-[.C8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82]-[.C82]" office:value-type="float" office:value="0" calcext:value-type="float">
            <text:p>0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83]-[.C8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84]-[.C8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85]-[.C8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86]-[.C8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87]-[.C8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88]-[.C8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89]-[.C8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90]-[.C9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91]-[.C9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92]-[.C9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93]-[.C9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94]-[.C9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[.B95]-[.C9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[.B96]-[.C9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97]-[.C9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98]-[.C9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99]-[.C9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100]-[.C10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B101]-[.C10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102]-[.C10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03]-[.C10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[.B104]-[.C10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[.B105]-[.C10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[.B106]-[.C10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B107]-[.C10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[.B108]-[.C10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[.B109]-[.C10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B110]-[.C11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111]-[.C11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[.B112]-[.C112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1" calcext:value-type="float">
            <text:p>11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113]-[.C113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2" calcext:value-type="float">
            <text:p>11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14]-[.C11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15]-[.C11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otals</text:p>
          </table:table-cell>
          <table:table-cell table:formula="of:=SUM([.B3:.B115])" office:value-type="float" office:value="808" calcext:value-type="float">
            <text:p>808</text:p>
          </table:table-cell>
          <table:table-cell table:formula="of:=SUM([.C3:.C115])" office:value-type="float" office:value="808" calcext:value-type="float">
            <text:p>808</text:p>
          </table:table-cell>
          <table:table-cell table:formula="of:=SUM([.D3:.D115])" office:value-type="float" office:value="0" calcext:value-type="float">
            <text:p>0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3">00/00/0000</text:date>, <text:time style:data-style-name="N2" text:time-value="05:57:42.8894512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ram </meta:initial-creator>
    <meta:creation-date>2014-04-12T11:11:06</meta:creation-date>
    <dc:date>2015-09-23T06:01:10.864314241</dc:date>
    <meta:editing-duration>P14DT9H47M54S</meta:editing-duration>
    <meta:editing-cycles>1826</meta:editing-cycles>
    <meta:generator>LibreOffice/4.2.8.2$Linux_X86_64 LibreOffice_project/420m0$Build-2</meta:generator>
    <meta:document-statistic meta:table-count="1" meta:cell-count="463" meta:object-count="0"/>
  </office:meta>
</office:document-meta>
</file>